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3:.C6])" office:value-type="float" office:value="2400" calcext:value-type="float">
            <text:p>24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11:.C38])" office:value-type="float" office:value="522.99" calcext:value-type="float">
            <text:p>522.9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42:.C58])" office:value-type="float" office:value="842.78" calcext:value-type="float">
            <text:p>842.78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62:.C69])" office:value-type="float" office:value="177.56" calcext:value-type="float">
            <text:p>177.5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7" table:formula="of:=SUM([.C72:.C76])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81:.C92])" office:value-type="float" office:value="148.1" calcext:value-type="float">
            <text:p>148.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4])" office:value-type="float" office:value="4391.43" calcext:value-type="float">
            <text:p>4391.43</text:p>
          </table:table-cell>
          <table:table-cell table:formula="of:=SUM([.D1:.D94])" office:value-type="float" office:value="4391.43" calcext:value-type="float">
            <text:p>4391.43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9:.C112])" office:value-type="float" office:value="-4444.13" calcext:value-type="float">
            <text:p>-4444.13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95];[.D113])" office:value-type="float" office:value="-52.6999999999998" calcext:value-type="float">
            <text:p>-52.69999999999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00-00-00</text:date>, <text:time style:data-style-name="N2" text:time-value="14:42:43.249058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3T14:48:30.500765405</dc:date>
    <meta:editing-duration>P1DT11H24M7S</meta:editing-duration>
    <meta:editing-cycles>240</meta:editing-cycles>
    <meta:generator>LibreOffice/6.0.7.3$Linux_X86_64 LibreOffice_project/00m0$Build-3</meta:generator>
    <meta:document-statistic meta:table-count="5" meta:cell-count="829" meta:object-count="0"/>
  </office:meta>
</office:document-meta>
</file>